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have been four different file formats to date.</text:p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export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B46969D4-D367-4F5F-833E-F165FBA78631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prog-version&gt;</text:p>
          </table:table-cell>
          <table:table-cell table:style-name="Table1.A1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1" office:value-type="string">
            <text:p text:style-name="File_20_Content"><text:s text:c="2"/>&lt;user-info&gt;</text:p>
          </table:table-cell>
          <table:table-cell table:style-name="Table1.A1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1" office:value-type="string">
            <text:p text:style-name="File_20_Content"><text:s text:c="4"/>&lt;name&gt;</text:p>
          </table:table-cell>
          <table:table-cell table:style-name="Table1.A1" office:value-type="string">
            <text:p text:style-name="Text_20_body">User name.</text:p>
          </table:table-cell>
        </table:table-row>
        <table:table-row>
          <table:table-cell table:style-name="Table1.A1" office:value-type="string">
            <text:p text:style-name="File_20_Content"><text:s text:c="4"/>&lt;email&gt;</text:p>
          </table:table-cell>
          <table:table-cell table:style-name="Table1.A1" office:value-type="string">
            <text:p text:style-name="Text_20_body">User's email address.</text:p>
          </table:table-cell>
        </table:table-row>
        <table:table-row>
          <table:table-cell table:style-name="Table1.A1" office:value-type="string">
            <text:p text:style-name="File_20_Content"><text:s text:c="4"/>&lt;comments&gt;</text:p>
          </table:table-cell>
          <table:table-cell table:style-name="Table1.A1" office:value-type="string">
            <text:p text:style-name="Text_20_body">Any comments provided by user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export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n exported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-text&gt;</text:p>
          </table:table-cell>
          <table:table-cell table:style-name="Table1.A1" office:value-type="string">
            <text:p text:style-name="Text_20_body">Snippet source code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<text:soft-page-break/>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17 Sep 12</text:modification-date> <text:modification-time style:data-style-name="N40">00:45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2-09-17T00:45:26.45</dc:date>
    <dc:creator>Peter Johnson</dc:creator>
    <meta:editing-duration>PT09H53M47S</meta:editing-duration>
    <meta:editing-cycles>38</meta:editing-cycles>
    <meta:generator>OpenOffice.org/3.0$Win32 OpenOffice.org_project/300m15$Build-9379</meta:generator>
    <meta:document-statistic meta:table-count="1" meta:image-count="0" meta:object-count="0" meta:page-count="2" meta:paragraph-count="56" meta:word-count="474" meta:character-count="2912"/>
    <meta:user-defined meta:name="Info 1"/>
    <meta:user-defined meta:name="Info 2"/>
    <meta:user-defined meta:name="Info 3"/>
    <meta:user-defined meta:name="Info 4"/>
  </office:meta>
</office:document-meta>
</file>